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5.8114in" svg:height="2.9154in" svg:x="4.9in" svg:y="0in">
            <draw:object draw:notify-on-update-of-ranges="Sheet1.A11:Sheet1.A11 Sheet1.A12:Sheet1.A18 Sheet1.B11:Sheet1.B11 Sheet1.B12:Sheet1.B18 Sheet1.C11:Sheet1.C11 Sheet1.C12:Sheet1.C18 Sheet1.D11:Sheet1.D11 Sheet1.D12:Sheet1.D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5.0547in" svg:height="3.085in" svg:x="0in" svg:y="0in">
            <draw:object draw:notify-on-update-of-ranges="Sheet1.E11:Sheet1.E11 Sheet1.E12:Sheet1.E18 Sheet1.F11:Sheet1.F11 Sheet1.F12:Sheet1.F18 Sheet1.G11:Sheet1.G11 Sheet1.G12:Sheet1.G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2" table:number-rows-repeated="4">
          <table:table-cell/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>
            <text:p>Building JpegInfo</text:p>
          </table:table-cell>
          <table:table-cell office:value-type="string">
            <text:p>Building DCT</text:p>
          </table:table-cell>
          <table:table-cell office:value-type="string">
            <text:p>Building Huff</text:p>
          </table:table-cell>
          <table:table-cell office:value-type="string">
            <text:p>Writing All</text:p>
          </table:table-cell>
          <table:table-cell office:value-type="string">
            <text:p>Writing Head</text:p>
          </table:table-cell>
          <table:table-cell office:value-type="string">
            <text:p>Writing Data</text:p>
          </table:table-cell>
          <table:table-cell office:value-type="string">
            <text:p>Writing EOI</text:p>
          </table:table-cell>
        </table:table-row>
        <table:table-row table:style-name="ro1">
          <table:table-cell office:value-type="float" office:value="113799000">
            <text:p>113799000</text:p>
          </table:table-cell>
          <table:table-cell office:value-type="float" office:value="852000">
            <text:p>852000</text:p>
          </table:table-cell>
          <table:table-cell office:value-type="float" office:value="672000">
            <text:p>672000</text:p>
          </table:table-cell>
          <table:table-cell office:value-type="float" office:value="123460000">
            <text:p>123460000</text:p>
          </table:table-cell>
          <table:table-cell office:value-type="float" office:value="270000">
            <text:p>270000</text:p>
          </table:table-cell>
          <table:table-cell office:value-type="float" office:value="123176000">
            <text:p>123176000</text:p>
          </table:table-cell>
          <table:table-cell office:value-type="float" office:value="14000">
            <text:p>14000</text:p>
          </table:table-cell>
        </table:table-row>
        <table:table-row table:style-name="ro1">
          <table:table-cell office:value-type="float" office:value="27759000">
            <text:p>27759000</text:p>
          </table:table-cell>
          <table:table-cell office:value-type="float" office:value="33000">
            <text:p>33000</text:p>
          </table:table-cell>
          <table:table-cell office:value-type="float" office:value="85000">
            <text:p>85000</text:p>
          </table:table-cell>
          <table:table-cell office:value-type="float" office:value="47010000">
            <text:p>47010000</text:p>
          </table:table-cell>
          <table:table-cell office:value-type="float" office:value="200000">
            <text:p>200000</text:p>
          </table:table-cell>
          <table:table-cell office:value-type="float" office:value="46800000">
            <text:p>468000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float" office:value="118731000">
            <text:p>118731000</text:p>
          </table:table-cell>
          <table:table-cell office:value-type="float" office:value="39000">
            <text:p>39000</text:p>
          </table:table-cell>
          <table:table-cell office:value-type="float" office:value="129000">
            <text:p>129000</text:p>
          </table:table-cell>
          <table:table-cell office:value-type="float" office:value="96638000">
            <text:p>96638000</text:p>
          </table:table-cell>
          <table:table-cell office:value-type="float" office:value="206000">
            <text:p>206000</text:p>
          </table:table-cell>
          <table:table-cell office:value-type="float" office:value="96421000">
            <text:p>9642100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float" office:value="8988000">
            <text:p>8988000</text:p>
          </table:table-cell>
          <table:table-cell office:value-type="float" office:value="24000">
            <text:p>24000</text:p>
          </table:table-cell>
          <table:table-cell office:value-type="float" office:value="76000">
            <text:p>76000</text:p>
          </table:table-cell>
          <table:table-cell office:value-type="float" office:value="10420000">
            <text:p>10420000</text:p>
          </table:table-cell>
          <table:table-cell office:value-type="float" office:value="189000">
            <text:p>189000</text:p>
          </table:table-cell>
          <table:table-cell office:value-type="float" office:value="10222000">
            <text:p>10222000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float" office:value="8342000">
            <text:p>8342000</text:p>
          </table:table-cell>
          <table:table-cell office:value-type="float" office:value="25000">
            <text:p>25000</text:p>
          </table:table-cell>
          <table:table-cell office:value-type="float" office:value="81000">
            <text:p>81000</text:p>
          </table:table-cell>
          <table:table-cell office:value-type="float" office:value="8842000">
            <text:p>8842000</text:p>
          </table:table-cell>
          <table:table-cell office:value-type="float" office:value="189000">
            <text:p>189000</text:p>
          </table:table-cell>
          <table:table-cell office:value-type="float" office:value="8642000">
            <text:p>864200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float" office:value="12072000">
            <text:p>12072000</text:p>
          </table:table-cell>
          <table:table-cell office:value-type="float" office:value="23000">
            <text:p>23000</text:p>
          </table:table-cell>
          <table:table-cell office:value-type="float" office:value="79000">
            <text:p>79000</text:p>
          </table:table-cell>
          <table:table-cell office:value-type="float" office:value="7648000">
            <text:p>7648000</text:p>
          </table:table-cell>
          <table:table-cell office:value-type="float" office:value="226000">
            <text:p>226000</text:p>
          </table:table-cell>
          <table:table-cell office:value-type="float" office:value="7411000">
            <text:p>741100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float" office:value="17133000">
            <text:p>17133000</text:p>
          </table:table-cell>
          <table:table-cell office:value-type="float" office:value="33000">
            <text:p>33000</text:p>
          </table:table-cell>
          <table:table-cell office:value-type="float" office:value="88000">
            <text:p>88000</text:p>
          </table:table-cell>
          <table:table-cell office:value-type="float" office:value="20961000">
            <text:p>20961000</text:p>
          </table:table-cell>
          <table:table-cell office:value-type="float" office:value="209000">
            <text:p>209000</text:p>
          </table:table-cell>
          <table:table-cell office:value-type="float" office:value="20739000">
            <text:p>20739000</text:p>
          </table:table-cell>
          <table:table-cell office:value-type="float" office:value="13000">
            <text:p>130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3">12/03/2011</text:date>, <text:time>23:3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milton Turner</meta:initial-creator>
    <meta:creation-date>2011-12-03T18:52:48</meta:creation-date>
    <dc:date>2011-12-03T23:30:47</dc:date>
    <dc:creator>Hamilton Turner</dc:creator>
    <meta:editing-duration>PT4H7M45S</meta:editing-duration>
    <meta:editing-cycles>1</meta:editing-cycles>
    <meta:document-statistic meta:table-count="3" meta:cell-count="56" meta:object-count="2"/>
    <meta:generator>LibreOffice/3.4$Unix LibreOffice_project/340m1$Build-3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762cm" svg:height="7.406cm" xlink:href=".." xlink:type="simple" chart:class="chart:bar" chart:style-name="ch1">
        <chart:legend chart:legend-position="end" svg:x="11.327cm" svg:y="2.659cm" style:legend-expansion="high" chart:style-name="ch2"/>
        <chart:plot-area chart:style-name="ch3" table:cell-range-address="Sheet1.A11:Sheet1.D18" chart:data-source-has-labels="row" svg:x="0.745cm" svg:y="0.727cm" svg:width="9.992cm" svg:height="6.111cm">
          <chartooo:coordinate-region svg:x="1.182cm" svg:y="0.727cm" svg:width="8.679cm" svg:height="5.46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2:Sheet1.A18" chart:label-cell-address="Sheet1.A11:Sheet1.A11" chart:class="chart:bar">
            <chart:data-point chart:repeated="7"/>
          </chart:series>
          <chart:series chart:style-name="ch8" chart:values-cell-range-address="Sheet1.B12:Sheet1.B18" chart:label-cell-address="Sheet1.B11:Sheet1.B11" chart:class="chart:bar">
            <chart:data-point chart:repeated="7"/>
          </chart:series>
          <chart:series chart:style-name="ch9" chart:values-cell-range-address="Sheet1.C12:Sheet1.C18" chart:label-cell-address="Sheet1.C11:Sheet1.C11" chart:class="chart:bar">
            <chart:data-point chart:repeated="7"/>
          </chart:series>
          <chart:series chart:style-name="ch10" chart:values-cell-range-address="Sheet1.D12:Sheet1.D18" chart:label-cell-address="Sheet1.D11:Sheet1.D1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ilding JpegInfo</text:p>
                <draw:g>
                  <svg:desc>Sheet1.A11:Sheet1.A11</svg:desc>
                </draw:g>
              </table:table-cell>
              <table:table-cell office:value-type="string">
                <text:p>Building DCT</text:p>
                <draw:g>
                  <svg:desc>Sheet1.B11:Sheet1.B11</svg:desc>
                </draw:g>
              </table:table-cell>
              <table:table-cell office:value-type="string">
                <text:p>Building Huff</text:p>
                <draw:g>
                  <svg:desc>Sheet1.C11:Sheet1.C11</svg:desc>
                </draw:g>
              </table:table-cell>
              <table:table-cell office:value-type="string">
                <text:p>Writing All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799000">
                <text:p>113799000</text:p>
                <draw:g>
                  <svg:desc>Sheet1.A12:Sheet1.A18</svg:desc>
                </draw:g>
              </table:table-cell>
              <table:table-cell office:value-type="float" office:value="852000">
                <text:p>852000</text:p>
                <draw:g>
                  <svg:desc>Sheet1.B12:Sheet1.B18</svg:desc>
                </draw:g>
              </table:table-cell>
              <table:table-cell office:value-type="float" office:value="672000">
                <text:p>672000</text:p>
                <draw:g>
                  <svg:desc>Sheet1.C12:Sheet1.C18</svg:desc>
                </draw:g>
              </table:table-cell>
              <table:table-cell office:value-type="float" office:value="123460000">
                <text:p>123460000</text:p>
                <draw:g>
                  <svg:desc>Sheet1.D12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759000">
                <text:p>27759000</text:p>
              </table:table-cell>
              <table:table-cell office:value-type="float" office:value="33000">
                <text:p>33000</text:p>
              </table:table-cell>
              <table:table-cell office:value-type="float" office:value="85000">
                <text:p>85000</text:p>
              </table:table-cell>
              <table:table-cell office:value-type="float" office:value="47010000">
                <text:p>470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8731000">
                <text:p>118731000</text:p>
              </table:table-cell>
              <table:table-cell office:value-type="float" office:value="39000">
                <text:p>39000</text:p>
              </table:table-cell>
              <table:table-cell office:value-type="float" office:value="129000">
                <text:p>129000</text:p>
              </table:table-cell>
              <table:table-cell office:value-type="float" office:value="96638000">
                <text:p>96638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988000">
                <text:p>8988000</text:p>
              </table:table-cell>
              <table:table-cell office:value-type="float" office:value="24000">
                <text:p>24000</text:p>
              </table:table-cell>
              <table:table-cell office:value-type="float" office:value="76000">
                <text:p>76000</text:p>
              </table:table-cell>
              <table:table-cell office:value-type="float" office:value="10420000">
                <text:p>1042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42000">
                <text:p>8342000</text:p>
              </table:table-cell>
              <table:table-cell office:value-type="float" office:value="25000">
                <text:p>25000</text:p>
              </table:table-cell>
              <table:table-cell office:value-type="float" office:value="81000">
                <text:p>81000</text:p>
              </table:table-cell>
              <table:table-cell office:value-type="float" office:value="8842000">
                <text:p>8842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72000">
                <text:p>12072000</text:p>
              </table:table-cell>
              <table:table-cell office:value-type="float" office:value="23000">
                <text:p>23000</text:p>
              </table:table-cell>
              <table:table-cell office:value-type="float" office:value="79000">
                <text:p>79000</text:p>
              </table:table-cell>
              <table:table-cell office:value-type="float" office:value="7648000">
                <text:p>7648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133000">
                <text:p>17133000</text:p>
              </table:table-cell>
              <table:table-cell office:value-type="float" office:value="33000">
                <text:p>33000</text:p>
              </table:table-cell>
              <table:table-cell office:value-type="float" office:value="88000">
                <text:p>88000</text:p>
              </table:table-cell>
              <table:table-cell office:value-type="float" office:value="20961000">
                <text:p>2096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4cm" svg:height="7.837cm" xlink:href=".." xlink:type="simple" chart:class="chart:bar" chart:style-name="ch1">
        <chart:legend chart:legend-position="end" svg:x="10.081cm" svg:y="3.122cm" style:legend-expansion="high" chart:style-name="ch2"/>
        <chart:plot-area chart:style-name="ch3" table:cell-range-address="Sheet1.E11:Sheet1.G18" chart:data-source-has-labels="row" svg:x="0.706cm" svg:y="0.759cm" svg:width="8.863cm" svg:height="6.502cm">
          <chartooo:coordinate-region svg:x="1.143cm" svg:y="0.759cm" svg:width="7.55cm" svg:height="5.8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2:Sheet1.E18" chart:label-cell-address="Sheet1.E11:Sheet1.E11" chart:class="chart:bar">
            <chart:data-point chart:repeated="7"/>
          </chart:series>
          <chart:series chart:style-name="ch8" chart:values-cell-range-address="Sheet1.F12:Sheet1.F18" chart:label-cell-address="Sheet1.F11:Sheet1.F11" chart:class="chart:bar">
            <chart:data-point chart:repeated="7"/>
          </chart:series>
          <chart:series chart:style-name="ch9" chart:values-cell-range-address="Sheet1.G12:Sheet1.G18" chart:label-cell-address="Sheet1.G11:Sheet1.G1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ing Head</text:p>
                <draw:g>
                  <svg:desc>Sheet1.E11:Sheet1.E11</svg:desc>
                </draw:g>
              </table:table-cell>
              <table:table-cell office:value-type="string">
                <text:p>Writing Data</text:p>
                <draw:g>
                  <svg:desc>Sheet1.F11:Sheet1.F11</svg:desc>
                </draw:g>
              </table:table-cell>
              <table:table-cell office:value-type="string">
                <text:p>Writing EOI</text:p>
                <draw:g>
                  <svg:desc>Sheet1.G11:Sheet1.G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000">
                <text:p>270000</text:p>
                <draw:g>
                  <svg:desc>Sheet1.E12:Sheet1.E18</svg:desc>
                </draw:g>
              </table:table-cell>
              <table:table-cell office:value-type="float" office:value="123176000">
                <text:p>123176000</text:p>
                <draw:g>
                  <svg:desc>Sheet1.F12:Sheet1.F18</svg:desc>
                </draw:g>
              </table:table-cell>
              <table:table-cell office:value-type="float" office:value="14000">
                <text:p>14000</text:p>
                <draw:g>
                  <svg:desc>Sheet1.G1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46800000">
                <text:p>4680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6000">
                <text:p>206000</text:p>
              </table:table-cell>
              <table:table-cell office:value-type="float" office:value="96421000">
                <text:p>9642100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000">
                <text:p>189000</text:p>
              </table:table-cell>
              <table:table-cell office:value-type="float" office:value="10222000">
                <text:p>102220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000">
                <text:p>189000</text:p>
              </table:table-cell>
              <table:table-cell office:value-type="float" office:value="8642000">
                <text:p>864200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6000">
                <text:p>226000</text:p>
              </table:table-cell>
              <table:table-cell office:value-type="float" office:value="7411000">
                <text:p>7411000</text:p>
              </table:table-cell>
              <table:table-cell office:value-type="float" office:value="11000">
                <text:p>11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000">
                <text:p>209000</text:p>
              </table:table-cell>
              <table:table-cell office:value-type="float" office:value="20739000">
                <text:p>20739000</text:p>
              </table:table-cell>
              <table:table-cell office:value-type="float" office:value="13000">
                <text:p>13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